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9800">
            <text:p>9800</text:p>
          </table:table-cell>
          <table:table-cell/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4600">
            <text:p>4600</text:p>
          </table:table-cell>
          <table:table-cell/>
          <table:table-cell table:formula="of:=SUM([.K2];[.K10];[.K11];[.K35];[.K64];[.K100])" office:value-type="float" office:value="147400">
            <text:p>1474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G3];[.G31];[.G59];[.G93])" office:value-type="float" office:value="143400">
            <text:p>1434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4250">
            <text:p>4250</text:p>
          </table:table-cell>
          <table:table-cell/>
          <table:table-cell table:formula="of:=[.L3]-[.L4]" office:value-type="float" office:value="4000">
            <text:p>40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2550">
            <text:p>2550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00">
            <text:p>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 office:value-type="float" office:value="8350">
            <text:p>83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 office:value-type="float" office:value="9750">
            <text:p>97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ce52" office:value-type="float" office:value="1300">
            <text:p>1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23"/>
          <table:table-cell table:number-columns-repeated="3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table:number-columns-repeated="2"/>
          <table:table-cell table:style-name="ce2" table:formula="of:=SUM([.B93:.F93])" office:value-type="float" office:value="27200">
            <text:p>272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24:.F124])" office:value-type="float" office:value="1008.61823361823">
            <text:p>1008.6182336182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3:.F124])" office:value-type="float" office:value="1008.61823361823">
            <text:p>1008.6182336182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008.61823361823">
            <text:p>1008.6182336182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008.61823361823">
            <text:p>1008.6182336182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008.61823361823">
            <text:p>1008.6182336182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008.61823361823">
            <text:p>1008.6182336182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008.61823361823">
            <text:p>1008.6182336182</text:p>
          </table:table-cell>
          <table:table-cell office:value-type="string">
            <text:p>Հասմիկ Դ․</text:p>
          </table:table-cell>
          <table:table-cell/>
          <table:table-cell office:value-type="float" office:value="13000">
            <text:p>13000</text:p>
          </table:table-cell>
          <table:table-cell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:.F124])" office:value-type="float" office:value="1008.61823361823">
            <text:p>1008.6182336182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F124])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24:.F124])" office:value-type="float" office:value="1008.61823361823">
            <text:p>1008.6182336182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)" office:value-type="float" office:value="325">
            <text:p>325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008.61823361823">
            <text:p>1008.6182336182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:.F124])" office:value-type="float" office:value="1008.61823361823">
            <text:p>1008.6182336182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24:.F124])" office:value-type="float" office:value="1008.61823361823">
            <text:p>1008.6182336182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008.61823361823">
            <text:p>1008.6182336182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008.61823361823">
            <text:p>1008.618233618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008.61823361823">
            <text:p>1008.6182336182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24:.F124])" office:value-type="float" office:value="650.925925925926">
            <text:p>650.9259259259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008.61823361823">
            <text:p>1008.618233618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008.61823361823">
            <text:p>1008.6182336182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008.61823361823">
            <text:p>1008.6182336182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008.61823361823">
            <text:p>1008.6182336182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008.61823361823">
            <text:p>1008.6182336182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008.61823361823">
            <text:p>1008.6182336182</text:p>
          </table:table-cell>
          <table:table-cell table:style-name="Default"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008.61823361823">
            <text:p>1008.6182336182</text:p>
          </table:table-cell>
          <table:table-cell table:style-name="Default"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008.61823361823">
            <text:p>1008.6182336182</text:p>
          </table:table-cell>
          <table:table-cell table:style-name="Default"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008.61823361823">
            <text:p>1008.6182336182</text:p>
          </table:table-cell>
          <table:table-cell table:style-name="Default"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008.61823361823">
            <text:p>1008.6182336182</text:p>
          </table:table-cell>
          <table:table-cell table:style-name="Default"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008.61823361823">
            <text:p>1008.6182336182</text:p>
          </table:table-cell>
          <table:table-cell table:style-name="Default" office:value-type="string">
            <text:p>Meruj</text:p>
          </table:table-cell>
          <table:table-cell table:number-columns-repeated="3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7" office:value-type="float" office:value="325.925925925926">
            <text:p>325.9259259259</text:p>
          </table:table-cell>
          <table:table-cell table:formula="of:=[.E93]/26" office:value-type="float" office:value="0">
            <text:p>0</text:p>
          </table:table-cell>
          <table:table-cell table:formula="of:=[.F93]/29" office:value-type="float" office:value="0">
            <text:p>0</text:p>
          </table:table-cell>
          <table:table-cell/>
          <table:table-cell table:style-name="ce2" table:formula="of:=SUM([.H94:.H123])" office:value-type="float" office:value="27200">
            <text:p>27200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5/25/2016</text:date>, <text:time>11:0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25T11:04:33</dc:date>
    <meta:editing-duration>P7DT5H38M49S</meta:editing-duration>
    <meta:editing-cycles>2489</meta:editing-cycles>
    <meta:generator>OpenOffice/4.1.1$Unix OpenOffice.org_project/411m6$Build-9775</meta:generator>
    <dc:creator>Hasmik Dabaghyan</dc:creator>
    <meta:document-statistic meta:table-count="14" meta:cell-count="6131" meta:object-count="0"/>
  </office:meta>
</office:document-meta>
</file>